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7">
      <style:text-properties fo:font-size="11pt" style:font-size-asian="11pt" style:font-size-complex="11pt"/>
    </style:style>
    <style:style style:name="P18" style:family="paragraph" style:parent-style-name="Standard" style:list-style-name="L6">
      <style:text-properties fo:font-size="11pt" style:font-size-asian="11pt" style:font-size-complex="11pt"/>
    </style:style>
    <style:style style:name="P19" style:family="paragraph" style:parent-style-name="Standard" style:list-style-name="L8">
      <style:text-properties fo:font-size="11pt" style:font-size-asian="11pt" style:font-size-complex="11pt"/>
    </style:style>
    <style:style style:name="P20" style:family="paragraph" style:parent-style-name="Standard" style:list-style-name="L10">
      <style:text-properties fo:font-size="11pt" style:font-size-asian="11pt" style:font-size-complex="11pt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9"/>
    <style:style style:name="P27" style:family="paragraph" style:parent-style-name="Standard" style:list-style-name="L9">
      <style:text-properties fo:color="#000000" fo:font-size="11pt" style:font-size-asian="11pt" style:font-size-complex="11pt"/>
    </style:style>
    <style:style style:name="P28" style:family="paragraph" style:parent-style-name="Standard" style:list-style-name="L11">
      <style:text-properties fo:color="#000000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weight="bold" style:font-weight-asian="bold"/>
    </style:style>
    <style:style style:name="T5" style:family="text">
      <style:text-properties fo:color="#0066ff" fo:font-weight="bold" style:font-weight-asian="bold" style:font-weight-complex="bold"/>
    </style:style>
    <style:style style:name="T6" style:family="text">
      <style:text-properties fo:color="#70ad47" fo:font-size="11pt" fo:font-weight="bold" style:font-size-asian="11pt" style:font-weight-asian="bold" style:font-size-complex="11pt"/>
    </style:style>
    <style:style style:name="T7" style:family="text">
      <style:text-properties fo:color="#70ad47" fo:font-size="11pt" style:font-size-asian="11pt" style:font-size-complex="11pt"/>
    </style:style>
    <style:style style:name="T8" style:family="text">
      <style:text-properties fo:color="#70ad47" fo:font-size="11pt" style:font-size-asian="11pt" style:font-size-complex="11pt" style:font-weight-complex="bold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style:font-size-asian="11pt" style:font-size-complex="11pt" style:font-weight-complex="bold"/>
    </style:style>
    <style:style style:name="T11" style:family="text">
      <style:text-properties fo:color="#ff3333" fo:font-size="11pt" style:font-size-asian="11pt" style:font-size-complex="11pt"/>
    </style:style>
    <style:style style:name="T12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3" style:family="text">
      <style:text-properties fo:color="#3399ff"/>
    </style:style>
    <style:style style:name="T14" style:family="text">
      <style:text-properties fo:color="#3399ff" fo:font-weight="bold" style:font-weight-asian="bold" style:font-weight-complex="bold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493647719664305005" text:style-name="L1">
        <text:list-item>
          <text:p text:style-name="P13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Rajouter une colonne dans les tables des étudiants « at</text:span></text:span><text:span text:style-name="Police_20_par_20_défaut"><text:span text:style-name="T1">raiterFI-atraiterFA » (pour l'id du prof qui traitera le dossier) </text:span></text:span><text:span text:style-name="Police_20_par_20_défaut"><text:span text:style-name="T4">En cours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7041100556392568163" text:style-name="L2">
        <text:list-item>
          <text:list>
            <text:list-item>
              <text:p text:style-name="P21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6">Fait Glodie</text:span></text:span></text:p>
            </text:list-item>
            <text:list-item>
              <text:p text:style-name="P21"><text:span text:style-name="Police_20_par_20_défaut"><text:span text:style-name="T1">Pour le checkbox « se souvenir de moi » : faire en sorte que cette action fonctionne ou alors l'enlever. </text:span></text:span><text:span text:style-name="Police_20_par_20_défaut"><text:span text:style-name="T3">Fait Karine (enlever)</text:span></text:span></text:p>
            </text:list-item>
            <text:list-item>
              <text:p text:style-name="P21"><text:span text:style-name="Police_20_par_20_défaut"><text:span text:style-name="T1">Prévoir un lien « mot de passe oublier », qui donne accès à un formulaire avec un champ email et identifiant qui permet le renvoi</text:span></text:span><text:span text:style-name="Police_20_par_20_défaut"><text:span text:style-name="T1">e du mot de passe à l'utilisateur concerné. </text:span></text:span><text:span text:style-name="Police_20_par_20_défaut"><text:span text:style-name="T3">Fait Karine</text:span></text:span></text:p>
            </text:list-item>
            <text:list-item>
              <text:p text:style-name="P21"><text:span text:style-name="Police_20_par_20_défaut"><text:span text:style-name="T10">Suppression de la colonne ID et remplacer par la colonne Login.</text:span></text:span><text:span text:style-name="Police_20_par_20_défaut"><text:span text:style-name="T10"> </text:span></text:span><text:span text:style-name="Police_20_par_20_défaut"><text:span text:style-name="T8">Fait Glodie</text:span></text:span></text:p>
            </text:list-item>
          </text:list>
        </text:list-item>
      </text:list>
      <text:p text:style-name="P1">Menu :</text:p>
      <text:p text:style-name="P3"/>
      <text:list xml:id="list3230054192639446407" text:style-name="L3">
        <text:list-item>
          <text:list>
            <text:list-item>
              <text:p text:style-name="P22"><text:span text:style-name="Police_20_par_20_défaut"><text:span text:style-name="T1">Rajouter un onglet « Mon profil » permettant aux utilisateurs de changer leur données personnel (mdp, identifiant) : sous forme de formulaire pré-rempli.</text:span></text:span><text:span text:style-name="Police_20_par_20_défaut"><text:span text:style-name="T1"> </text:span></text:span><text:span text:style-name="Police_20_par_20_défaut"><text:span text:style-name="T6">En cours Glodie</text:span></text:span></text:p>
            </text:list-item>
            <text:list-item>
              <text:p text:style-name="P15">Faire en sorte que l'onglet actif soit identifié.</text:p>
            </text:list-item>
          </text:list>
        </text:list-item>
      </text:list>
      <text:p text:style-name="P3"/>
      <text:p text:style-name="P1">CSS :</text:p>
      <text:list xml:id="list6348357528225086758" text:style-name="L4">
        <text:list-item>
          <text:list>
            <text:list-item>
              <text:p text:style-name="P16">Vérifier que la mise en page du site web soit la même sur tous les navigateurs et écrans (tests).</text:p>
            </text:list-item>
          </text:list>
        </text:list-item>
      </text:list>
      <text:p text:style-name="P3"/>
      <text:p text:style-name="P10">Accueil/Home :</text:p>
      <text:p text:style-name="P10"/>
      <text:list xml:id="list3313902980895145013" text:style-name="L5">
        <text:list-item>
          <text:list>
            <text:list-item>
              <text:p text:style-name="P23"><text:span text:style-name="Police_20_par_20_défaut"><text:span text:style-name="T9">Enlever le bouton Importer (l'importation se fera automatiquement) </text:span></text:span><text:span text:style-name="Police_20_par_20_défaut"><text:span text:style-name="T6">Fait Glodie</text:span></text:span></text:p>
            </text:list-item>
            <text:list-item>
              <text:p text:style-name="P23"><text:span text:style-name="Police_20_par_20_défaut"><text:span text:style-name="T9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)</text:span>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5902099964588464775" text:style-name="L6">
        <text:list-item>
          <text:list>
            <text:list-item>
              <text:p text:style-name="P24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</text:span></text:span><text:span text:style-name="Police_20_par_20_défaut"><text:span text:style-name="T1"> une colonne pour les options du Baccalauréat </text:span></text:span><text:span text:style-name="Police_20_par_20_défaut"><text:span text:style-name="T3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</text:span></text:span><text:span text:style-name="Police_20_par_20_défaut"><text:span text:style-name="T1">réé : faire en sorte que tous les élèves de cette vue ai leur colonne à TRUE (ou petite image check).</text:span></text:span></text:p>
            </text:list-item>
            <text:list-item>
              <text:p text:style-name="P24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</text:span></text:span><text:span text:style-name="Police_20_par_20_défaut"><text:span text:style-name="T1">, supprimé de la liste les élèves ayant </text:span></text:span><text:span text:style-name="Police_20_par_20_défaut"><text:span text:style-name="T1">postulé en alternance.</text:span></text:span></text:p>
            </text:list-item>
          </text:list>
        </text:list-item>
      </text:list>
      <text:list xml:id="list2435951077244590047" text:style-name="L7">
        <text:list-item>
          <text:list>
            <text:list-item>
              <text:p text:style-name="P25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Filière</text:p>
                                </text:list-item>
                                <text:list-item>
                                  <text:p text:style-name="P17"><text:soft-page-break/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1011106632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695523776622355903" text:style-name="L8">
        <text:list-item>
          <text:list>
            <text:list-item>
              <text:p text:style-name="P19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11"><text:tab/></text:span></text:span><text:span text:style-name="Police_20_par_20_défaut"><text:span text:style-name="T12">Côté Administrateur :</text:span></text:span></text:p>
      <text:p text:style-name="P11"/>
      <text:p text:style-name="P10">Espace Enseignant :</text:p>
      <text:list xml:id="list3808338935057061666" text:style-name="L9">
        <text:list-item>
          <text:list>
            <text:list-item>
              <text:p text:style-name="P27">Rendre les boutons « modifier » et « supprimer » cliquable et fonctionnel :</text:p>
              <text:list>
                <text:list-item>
                  <text:p text:style-name="P27">Modifier : ce bouton doit revenir sur le formulaire « ajouter enseignant » avec les informations initial pré-rempli, une fois la modification effectuer une fonction devra mettre à jour les données dans la base de donnée (table identification).</text:p>
                </text:list-item>
                <text:list-item>
                  <text:p text:style-name="P27">Supprimer : ce bouton permettra la suppression d'un enseignant dans la base de donnée. </text:p>
                </text:list-item>
                <text:list-item>
                  <text:p text:style-name="P26"><text:span text:style-name="Police_20_par_20_défaut"><text:span text:style-name="T9">Création login aléatoire et filtrage des doublons. </text:span></text:span><text:span text:style-name="Police_20_par_20_défaut"><text:span text:style-name="T7">Fait Glodie</text:span></text:span></text:p>
                </text:list-item>
              </text:list>
            </text:list-item>
          </text:list>
        </text:list-item>
      </text:list>
      <text:p text:style-name="P8"/>
      <text:p text:style-name="P3"/>
      <text:p text:style-name="P1">Dossier à Traiter :</text:p>
      <text:list xml:id="list6324970221193957953" text:style-name="L10">
        <text:list-item>
          <text:list>
            <text:list-item>
              <text:p text:style-name="P20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 <text:s/><text:span text:style-name="T5">En cours</text:span><text:span text:style-name="Police_20_par_20_défaut"><text:span text:style-name="T5"> Karine</text:span></text:span></text:p>
            </text:list-item>
            <text:list-item>
              <text:p text:style-name="P20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20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20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2">Côté <text:s/>Enseignants:</text:span></text:span></text:p>
      <text:p text:style-name="P8"/>
      <text:p text:style-name="P8"/>
      <text:p text:style-name="P10">Espace Enseignant :</text:p>
      <text:list xml:id="list1158143347" text:style-name="L5">
        <text:list-item>
          <text:list>
            <text:list-item>
              <text:p text:style-name="P23"><text:span text:style-name="Police_20_par_20_défaut"><text:span text:style-name="T9">Tableau enseignants : la colonne nom affiche l'id, il faut qu'elle affiche le Nom.</text:span></text:span><text:span text:style-name="Police_20_par_20_défaut"><text:span text:style-name="T9"> </text:span></text:span><text:span text:style-name="Police_20_par_20_défaut"><text:span text:style-name="T6">Fait Glodie</text:span></text:span></text:p>
            </text:list-item>
          </text:list>
        </text:list-item>
      </text:list>
      <text:p text:style-name="P11"/>
      <text:p text:style-name="P10">Dossier à Traiter :</text:p>
      <text:list xml:id="list5741869056346314993" text:style-name="L11">
        <text:list-item>
          <text:list>
            <text:list-item>
              <text:p text:style-name="P28">Pour chaque session d'enseignant : affichage dans un tableau des élèves qui leurs ont été affectés par l'administrateur.</text:p>
            </text:list-item>
            <text:list-item>
              <text:p text:style-name="P28">Forme du tableau : Nom, Prénom, Numéro, Moyenne, Bac, option, Bonus/malus, avis CE, champs pour la saisie des bonus/malus (dossier, lettre motivation, etc...)</text:p>
            </text:list-item>
            <text:list-item>
              <text:p text:style-name="P28">faire en sorte que les bonus/malus saisie par l'enseignant soient enregistré et pré-rempli même si celui-ci n'a pas fini tous ses saisies.</text:p>
            </text:list-item>
            <text:list-item>
              <text:p text:style-name="P28">Mettre en lien le nom ou le prénom qui permettra l'accès au dossier du candidat dans post bac (url fourni par Gérard).</text:p>
            </text:list-item>
            <text:list-item>
              <text:p text:style-name="P28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/>
      <text:p text:style-name="Standard"><text:span text:style-name="Police_20_par_20_défaut"><text:span text:style-name="T9"><text:tab/>- Calcul de la moyenne des bonus et malus affecté en tout pour voir rééquilibré le classement final en affecta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>karine OULD</meta:initial-creator>
    <dc:creator>karine OULD</dc:creator>
    <meta:creation-date>2015-03-11T16:35:00Z</meta:creation-date>
    <dc:date>2015-03-20T22:46:36</dc:date>
    <meta:editing-cycles>27</meta:editing-cycles>
    <meta:editing-duration>PT2M47S</meta:editing-duration>
    <meta:document-statistic meta:table-count="0" meta:image-count="0" meta:object-count="0" meta:page-count="2" meta:paragraph-count="54" meta:word-count="960" meta:character-count="5524"/>
    <meta:template xlink:type="simple" xlink:actuate="onRequest" xlink:title="" xlink:href="Normal.dotm"/>
  </office:meta>
</office:document-meta>
</file>